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195e" officeooo:paragraph-rsid="0019195e"/>
    </style:style>
    <style:style style:name="P2" style:family="paragraph" style:parent-style-name="Standard">
      <style:text-properties officeooo:rsid="001aac76" officeooo:paragraph-rsid="001aac76"/>
    </style:style>
    <style:style style:name="P3" style:family="paragraph" style:parent-style-name="Standard">
      <style:text-properties fo:font-weight="bold" officeooo:rsid="001bea84" officeooo:paragraph-rsid="001bea84" style:font-weight-asian="bold" style:font-weight-complex="bold"/>
    </style:style>
    <style:style style:name="P4" style:family="paragraph" style:parent-style-name="Standard">
      <style:text-properties fo:font-weight="bold" officeooo:rsid="001d0693" officeooo:paragraph-rsid="001d0693" style:font-weight-asian="bold" style:font-weight-complex="bold"/>
    </style:style>
    <style:style style:name="P5" style:family="paragraph" style:parent-style-name="Standard">
      <style:text-properties fo:font-style="normal" fo:font-weight="bold" officeooo:rsid="0019195e" officeooo:paragraph-rsid="0019195e" style:font-style-asian="normal" style:font-weight-asian="bold" style:font-style-complex="normal" style:font-weight-complex="bold"/>
    </style:style>
    <style:style style:name="T1" style:family="text">
      <style:text-properties officeooo:rsid="001aac76"/>
    </style:style>
    <style:style style:name="T2" style:family="text">
      <style:text-properties officeooo:rsid="001b05ff"/>
    </style:style>
    <style:style style:name="T3" style:family="text">
      <style:text-properties officeooo:rsid="001bea84"/>
    </style:style>
    <style:style style:name="T4" style:family="text">
      <style:text-properties fo:font-weight="normal" style:font-weight-asian="normal" style:font-weight-complex="normal"/>
    </style:style>
    <style:style style:name="T5" style:family="text">
      <style:text-properties fo:font-weight="normal" officeooo:rsid="001d0693"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Spezifikation</text:span>:</text:p>
      <text:p text:style-name="P1">Ziel der Projektarbeit ist die Implementierung eines funktionsfähigen Snake-ähnlichem Spiel. Zu Implementierende Elemente sind die Spielfunktionalität ansich, ein Menü zum Einstellen der Schwierigkeit und Siegbedingung, zum Anzeigen von Anleitung und Highscore-Liste und zum Starten und Beenden des Spieles. Auf Grund der Natur des Projektes als Gruppenarbeit ist das Projekt modular auszulegen, um einzelne Programmteile austauschen und inkrementell entwickeln zu können.</text:p>
      <text:p text:style-name="P1">Die zu bewertenden <text:span text:style-name="T2">Leistungsmerkmale</text:span> sind:</text:p>
      <text:p text:style-name="P1">1) Funktion der Spielmechanik ansich</text:p>
      <text:p text:style-name="P1">2) Funktion des Menüs und Einstellungen möglich</text:p>
      <text:p text:style-name="P1">3) Speicherung des Highscores und Ausgabe <text:span text:style-name="T3">der Highscoreliste</text:span></text:p>
      <text:p text:style-name="P1">4) Anzeige und Aktualisierung des <text:span text:style-name="T3">aktuellen </text:span>Highscores während des laufenden Programms</text:p>
      <text:p text:style-name="P1">5) Funktion von Pause und Beenden während des laufenden Spiels</text:p>
      <text:p text:style-name="P1">6) <text:span text:style-name="T1">Automatische Anpassung des Spielfelds an die Fenstergröße vor Spielbeginn</text:span></text:p>
      <text:p text:style-name="P2">7) Makefile zum Auswählen der Module</text:p>
      <text:p text:style-name="P2">8) Modularisierung, <text:span text:style-name="T3">einzelne Programmteile können beliebig komplex aber trotzdem wahlfrei <text:tab/>austauschbar sein</text:span></text:p>
      <text:p text:style-name="P2"/>
      <text:p text:style-name="P3">Design:</text:p>
      <text:p text:style-name="P3"><text:span text:style-name="T4">i) Das Hauptprogramm gestaltet sich sehr simpel, da auf Grund der Modulari</text:span><text:span text:style-name="T5">sierung</text:span><text:span text:style-name="T4"> die Komplexität des Spieles in die Module ausgelagert wird.</text:span></text:p>
      <text:p text:style-name="P3"><text:span text:style-name="T4">Zuerst werden die Header eingebunden und das/die Strukturen zur Speicherung der Spieleinstellungen initialisiert. Das eigentliche Hauptprogramm gestaltet sich als Endlosschleife, in der zuerst das Menü aufgerufen wird und auf Basis des Rückgabewerts der weitere Programmfluss gesteuert wird. Möglichkeiten wären dafür der Start des Spiels, Ausgabe der Highscore-Liste oder Beenden des Programms.</text:span></text:p>
      <text:p text:style-name="P3"><text:span text:style-name="T4">Die Funktionen mit Funktionalität für das Menü, das Spiel oder die Highscore-Liste sind jeweils unabhängig, sodass es möglich ist, dass das Menü in der Konsole angezeigt wird, das Spielfeld als eigenes </text:span><text:span text:style-name="T5">graphisches</text:span><text:span text:style-name="T4"> Fenster und der Highscore wiederum in der Konsole.</text:span></text:p>
      <text:p text:style-name="P3"><text:span text:style-name="T4"/></text:p>
      <text:p text:style-name="P3"><text:span text:style-name="T4">ii) Auf Grund dieser Modularisierung ergeben sich folgende Funktionen:</text:span></text:p>
      <text:p text:style-name="P3"><text:span text:style-name="T4">- int menu(struct *settings);</text:span></text:p>
      <text:p text:style-name="P3"><text:span text:style-name="T4">- int spiel(struct *settings);</text:span></text:p>
      <text:p text:style-name="P3"><text:span text:style-name="T4">- int highscore(struct *settings);</text:span></text:p>
      <text:p text:style-name="P3"><text:span text:style-name="T4">Der Rückgabewert als int steuert, wie oben erwähnt, den weiteren Programmfluss. Mögliche Rückgabewerte wären z.B. „-1“ zum Beenden des Programms, „0“ zum Anzeigen des Menüs, „1“ zum Start des Spiels und „2“ zum Anzeigen der Highscore-Liste.</text:span></text:p>
      <text:p text:style-name="P3"><text:span text:style-name="T4"/></text:p>
      <text:p text:style-name="P4"><text:span text:style-name="T4">iii) wichtige strukturierte Datentypen:</text:span></text:p>
      <text:p text:style-name="P4"><text:span text:style-name="T4">struct settings {</text:span></text:p>
      <text:p text:style-name="P4"><text:span text:style-name="T4"><text:tab/>unsigned int x; // X-Ausdehnung der Konsole/des Fensters</text:span></text:p>
      <text:p text:style-name="P4"><text:span text:style-name="T4"><text:tab/>unsigned int y; // Y-Ausdehnung der Konsole/des Fensters</text:span></text:p>
      <text:p text:style-name="P4"><text:span text:style-name="T4"><text:tab/>unsigned int v; // Geschwindigkeit der Schlage (Schwierigkeitsgrad)</text:span></text:p>
      <text:p text:style-name="P4"><text:span text:style-name="T4"><text:tab/>unsinged int l; // Siegbedingung: zu erreichende Länge für Sieg</text:span></text:p>
      <text:p text:style-name="P4"><text:span text:style-name="T4"><text:tab/>unsigned int score; // erreichter Highscore</text:span></text:p>
      <text:p text:style-name="P4"><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7T11:40:31.611000000</meta:creation-date>
    <dc:date>2017-01-07T12:48:02.247000000</dc:date>
    <meta:editing-duration>PT9M24S</meta:editing-duration>
    <meta:editing-cycles>1</meta:editing-cycles>
    <meta:generator>LibreOffice/5.2.4.2$Windows_X86_64 LibreOffice_project/3d5603e1122f0f102b62521720ab13a38a4e0eb0</meta:generator>
    <meta:document-statistic meta:table-count="0" meta:image-count="0" meta:object-count="0" meta:page-count="1" meta:paragraph-count="28" meta:word-count="353" meta:character-count="2596" meta:non-whitespace-character-count="2265"/>
  </office:meta>
</office:document-meta>
</file>